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Perpetua" svg:font-family="Perpetua"/>
    <style:font-face style:name="Cascadia Code Light" svg:font-family="&quot;Cascadia Code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ext-properties fo:color="#000000" style:font-name="Perpetua" style:font-name-asian="Perpetua" style:font-name-complex="Perpetua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style:vertical-align="middle" fo:wrap-option="wrap"/>
      <style:text-properties fo:color="#000000" style:font-name="Perpetua" style:font-name-asian="Perpetua" style:font-name-complex="Perpetua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style:font-name="Cascadia Code Light" style:font-name-asian="Cascadia Code Light" style:font-name-complex="Cascadia Code Light" style:font-family-generic="modern"/>
    </style:style>
    <style:style style:name="ce7" style:family="table-cell" style:parent-style-name="Default" style:data-style-name="N0">
      <style:table-cell-properties style:vertical-align="middle" fo:wrap-option="wrap"/>
      <style:text-properties fo:color="#5D5D5D" style:font-name="Cascadia Code Light" style:font-name-asian="Cascadia Code Light" style:font-name-complex="Cascadia Code Light" fo:font-size="10pt" style:font-size-asian="10pt" style:font-size-complex="10pt" style:font-family-generic="modern"/>
    </style:style>
    <style:style style:name="ce8" style:family="table-cell" style:parent-style-name="Default" style:data-style-name="N0">
      <style:text-properties fo:color="#222222" style:font-name="Cascadia Code Light" style:font-name-asian="Cascadia Code Light" style:font-name-complex="Cascadia Code Light" fo:font-size="12pt" style:font-size-asian="12pt" style:font-size-complex="12pt" style:font-family-generic="modern"/>
    </style:style>
    <style:style style:name="ce9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10633333333333cm" style:use-optimal-column-width="true"/>
    </style:style>
    <style:style style:name="co3" style:family="table-column">
      <style:table-column-properties fo:break-before="auto" style:column-width="4.10633333333333cm"/>
    </style:style>
    <style:style style:name="co4" style:family="table-column">
      <style:table-column-properties fo:break-before="auto" style:column-width="4.65666666666667cm" style:use-optimal-column-width="true"/>
    </style:style>
    <style:style style:name="co5" style:family="table-column">
      <style:table-column-properties fo:break-before="auto" style:column-width="0.635cm" style:use-optimal-column-width="true"/>
    </style:style>
    <style:style style:name="co6" style:family="table-column">
      <style:table-column-properties fo:break-before="auto" style:column-width="0.677333333333333cm" style:use-optimal-column-width="true"/>
    </style:style>
    <style:style style:name="ro1" style:family="table-row">
      <style:table-row-properties style:row-height="19.2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om</text:p>
          </table:table-cell>
          <table:table-cell table:style-name="ce3"/>
          <table:table-cell office:value-type="string" table:style-name="ce6">
            <text:p>description</text:p>
          </table:table-cell>
          <table:table-cell office:value-type="string" table:style-name="ce1">
            <text:p>date d'envoi</text:p>
          </table:table-cell>
          <table:table-cell office:value-type="string" table:style-name="ce1">
            <text:p>CV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reponce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3">
            <text:p>ALMA</text:p>
          </table:table-cell>
          <table:table-cell office:value-type="string" table:style-name="ce3">
            <text:p>labonneboite</text:p>
          </table:table-cell>
          <table:table-cell office:value-type="string" table:style-name="ce7">
            <text:p>Edition de logiciels applicatifs</text:p>
          </table:table-cell>
          <table:table-cell office:value-type="date" office:date-value="2023-05-03T00:00:00" table:style-name="ce2">
            <text:p>03-mai</text:p>
          </table:table-cell>
          <table:table-cell office:value-type="string" table:style-name="ce5">
            <text:p>X</text:p>
          </table:table-cell>
          <table:table-cell table:number-columns-repeated="4" table:style-name="ce1"/>
          <table:table-cell office:value-type="string" table:style-name="ce1">
            <text:p>stage en développement web</text:p>
          </table:table-cell>
          <table:table-cell table:number-columns-repeated="16373"/>
        </table:table-row>
        <table:table-row table:style-name="ro3">
          <table:table-cell/>
          <table:table-cell office:value-type="string" table:style-name="ce4">
            <text:p>MC2I - PARIS-08</text:p>
          </table:table-cell>
          <table:table-cell office:value-type="string" table:style-name="ce4">
            <text:p>labonneboite</text:p>
          </table:table-cell>
          <table:table-cell office:value-type="string" table:style-name="ce7">
            <text:p>Conseil en systèmes et logiciels informatiques</text:p>
          </table:table-cell>
          <table:table-cell office:value-type="date" office:date-value="2023-05-03T00:00:00" table:style-name="ce2">
            <text:p>03-mai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3">
            <text:p>SPORTINTECH</text:p>
          </table:table-cell>
          <table:table-cell office:value-type="string" table:style-name="ce3">
            <text:p>Apec</text:p>
          </table:table-cell>
          <table:table-cell office:value-type="string" table:style-name="ce6">
            <text:p>Développeur Full Stack F/H</text:p>
          </table:table-cell>
          <table:table-cell office:value-type="date" office:date-value="2023-05-03T00:00:00" table:style-name="ce2">
            <text:p>03-mai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3">
            <text:p>KAISENS DATA</text:p>
          </table:table-cell>
          <table:table-cell office:value-type="string" table:style-name="ce3">
            <text:p>Apec</text:p>
          </table:table-cell>
          <table:table-cell office:value-type="string" table:style-name="ce8">
            <text:p>Stage Développeur Web KSSDW1 F/H.</text:p>
          </table:table-cell>
          <table:table-cell office:value-type="date" office:date-value="2023-05-03T00:00:00" table:style-name="ce2">
            <text:p>03-mai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3">
            <text:p>Jobmania</text:p>
          </table:table-cell>
          <table:table-cell office:value-type="string" table:style-name="ce3">
            <text:p>HelloWork</text:p>
          </table:table-cell>
          <table:table-cell table:style-name="ce6"/>
          <table:table-cell office:value-type="date" office:date-value="2023-05-03T00:00:00" table:style-name="ce2">
            <text:p>03-mai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3">
            <text:p>Infotel</text:p>
          </table:table-cell>
          <table:table-cell office:value-type="string" table:style-name="ce3">
            <text:p>HelloWork</text:p>
          </table:table-cell>
          <table:table-cell table:style-name="ce6"/>
          <table:table-cell office:value-type="date" office:date-value="2023-05-03T00:00:00" table:style-name="ce2">
            <text:p>03-mai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3">
            <text:p>Logwire Consulting</text:p>
          </table:table-cell>
          <table:table-cell office:value-type="string" table:style-name="ce3">
            <text:p>HelloWork</text:p>
          </table:table-cell>
          <table:table-cell table:style-name="ce6"/>
          <table:table-cell office:value-type="date" office:date-value="2023-05-03T00:00:00" table:style-name="ce2">
            <text:p>03-mai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3">
            <text:p>BASSETTI FRANCE</text:p>
          </table:table-cell>
          <table:table-cell office:value-type="string" table:style-name="ce3">
            <text:p>HelloWork</text:p>
          </table:table-cell>
          <table:table-cell office:value-type="string" table:style-name="ce9">
            <text:p><text:a xlink:href="https://r.regionsjob.com/?email=hind.elmoutawakil%40gmail.com&amp;from=https%3A%2F%2Fwww.hellowork.com%2Ffr-fr%2Fhome%2Fredirection%3Ftoken%3DcHftzm5qbvZWOlJ9C5ok2i9YcrYF2rHu0fhs4qxNoKGubt7VkyVQBDaTT%2Fx5ndjl0UthWC1G4IiFpTAHwuPGqbQYCVB9qDseP9iqlcka897QyDx2DFXJHxsaIVQ5MNAuBKYq1KiamqwnRqvRQaxYRNVOiKdHl9lHds9UWI32bVia1KeWz4uQz%2B%2FvboYLVqGazckkaO2%2F7OhuR2vP0jpzen3igTZCxpy2DfK99VA5OFLirKMGTEiJGZIBeTPUtr7Q%26urlRedirection%3Dhttps%253a%252f%252fwww.hellowork.com%252ffr-fr%252femplois%252f31700114.html%253futm_medium%253demail%2526utm_source%253dmailsXjob%2526utm_campaign%253dcandidature%2526utm_term%253d31700114%2526utm_content%253dintituleoffre&amp;c=candidature&amp;b=20230503152913&amp;uuid=8c6377cb-64d9-432b-aa54-b88be331fb72">Stage Développeur Fullstack Web3 - Cometh - Paris - Démarrage Immédiat H/F</text:a></text:p>
          </table:table-cell>
          <table:table-cell office:value-type="date" office:date-value="2023-05-03T00:00:00" table:style-name="ce2">
            <text:p>03-mai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Perpetua" svg:font-family="Perpetua"/>
    <style:font-face style:name="Cascadia Code Light" svg:font-family="&quot;Cascadia Code Light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Indy nanna</meta:initial-creator>
    <dc:creator>Indy nanna</dc:creator>
    <meta:creation-date>2023-05-03T12:37:14Z</meta:creation-date>
    <dc:date>2023-05-06T16:19:32Z</dc:date>
  </office:meta>
</office:document-meta>
</file>